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Initial Price</text:p>
          </table:table-cell>
          <table:table-cell table:style-name="ce1" office:value-type="currency" office:currency="USD" office:value="100">
            <text:p>$100.00</text:p>
          </table:table-cell>
        </table:table-row>
        <table:table-row table:style-name="ro1">
          <table:table-cell office:value-type="string">
            <text:p>Inflation</text:p>
          </table:table-cell>
          <table:table-cell table:style-name="ce2" office:value-type="percentage" office:value="0.05">
            <text:p>5.00%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Year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5]*(1+[.$B$2])" office:value-type="float" office:value="105">
            <text:p>10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6]*(1+[.$B$2])" office:value-type="float" office:value="110.25">
            <text:p>110.2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7]*(1+[.$B$2])" office:value-type="float" office:value="115.7625">
            <text:p>115.762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8]*(1+[.$B$2])" office:value-type="float" office:value="121.550625">
            <text:p>121.55062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9]*(1+[.$B$2])" office:value-type="float" office:value="127.62815625">
            <text:p>127.6281562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0]*(1+[.$B$2])" office:value-type="float" office:value="134.0095640625">
            <text:p>134.0095640625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1]*(1+[.$B$2])" office:value-type="float" office:value="140.710042265625">
            <text:p>140.710042265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2]*(1+[.$B$2])" office:value-type="float" office:value="147.745544378906">
            <text:p>147.74554437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3]*(1+[.$B$2])" office:value-type="float" office:value="155.132821597852">
            <text:p>155.132821597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4]*(1+[.$B$2])" office:value-type="float" office:value="162.889462677744">
            <text:p>162.88946267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5]*(1+[.$B$2])" office:value-type="float" office:value="171.033935811631">
            <text:p>171.033935811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6]*(1+[.$B$2])" office:value-type="float" office:value="179.585632602213">
            <text:p>179.58563260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7]*(1+[.$B$2])" office:value-type="float" office:value="188.564914232324">
            <text:p>188.564914232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18]*(1+[.$B$2])" office:value-type="float" office:value="197.99315994394">
            <text:p>197.99315994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19]*(1+[.$B$2])" office:value-type="float" office:value="207.892817941137">
            <text:p>207.892817941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20]*(1+[.$B$2])" office:value-type="float" office:value="218.287458838194">
            <text:p>218.287458838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21]*(1+[.$B$2])" office:value-type="float" office:value="229.201831780103">
            <text:p>229.20183178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B22]*(1+[.$B$2])" office:value-type="float" office:value="240.661923369109">
            <text:p>240.661923369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B23]*(1+[.$B$2])" office:value-type="float" office:value="252.695019537564">
            <text:p>252.695019537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B24]*(1+[.$B$2])" office:value-type="float" office:value="265.329770514442">
            <text:p>265.329770514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B25]*(1+[.$B$2])" office:value-type="float" office:value="278.596259040164">
            <text:p>278.596259040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26]*(1+[.$B$2])" office:value-type="float" office:value="292.526071992173">
            <text:p>292.526071992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27]*(1+[.$B$2])" office:value-type="float" office:value="307.152375591781">
            <text:p>307.152375591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28]*(1+[.$B$2])" office:value-type="float" office:value="322.50999437137">
            <text:p>322.509994371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29]*(1+[.$B$2])" office:value-type="float" office:value="338.635494089939">
            <text:p>338.635494089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B30]*(1+[.$B$2])" office:value-type="float" office:value="355.567268794436">
            <text:p>355.567268794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B31]*(1+[.$B$2])" office:value-type="float" office:value="373.345632234158">
            <text:p>373.345632234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B32]*(1+[.$B$2])" office:value-type="float" office:value="392.012913845865">
            <text:p>392.012913845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[.B33]*(1+[.$B$2])" office:value-type="float" office:value="411.613559538159">
            <text:p>411.6135595382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[.B34]*(1+[.$B$2])" office:value-type="float" office:value="432.194237515067">
            <text:p>432.194237515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1/14/2014</text:date>, <text:time>08:5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4-01-14T08:50:32.38</meta:creation-date>
    <dc:date>2014-01-14T08:55:22.06</dc:date>
    <dc:creator>RCC RCCD</dc:creator>
    <meta:editing-duration>PT4M49S</meta:editing-duration>
    <meta:editing-cycles>1</meta:editing-cycles>
    <meta:document-statistic meta:table-count="3" meta:cell-count="68" meta:object-count="0"/>
    <meta:generator>OpenOffice/4.0.0$Win32 OpenOffice.org_project/400m3$Build-9702</meta:generator>
  </office:meta>
</office:document-meta>
</file>